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Times New Roman" svg:font-family="'Times New Roman'" style:font-family-generic="roman"/>
    <style:font-face style:name="Arial" svg:font-family="Arial, sans-serif" style:font-family-generic="swiss"/>
    <style:font-face style:name="Lohit Hindi" svg:font-family="'Lohit Hindi'" style:font-pitch="variable"/>
    <style:font-face style:name="WenQuanYi Micro Hei2" svg:font-family="'WenQuanYi Micro Hei'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Verdana" svg:font-family="Verdana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65cm" fo:margin-left="-0.915cm" style:page-numb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244cm"/>
    </style:style>
    <style:style style:name="Table1.E" style:family="table-column">
      <style:table-column-properties style:column-width="10.954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6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3.669cm" fo:margin-left="-0.915cm" table:align="left" style:writing-mode="lr-tb"/>
    </style:style>
    <style:style style:name="Table2.A" style:family="table-column">
      <style:table-column-properties style:column-width="33.6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655cm" fo:margin-left="-0.915cm" table:align="left" style:writing-mode="lr-tb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2.619cm"/>
    </style:style>
    <style:style style:name="Table3.C" style:family="table-column">
      <style:table-column-properties style:column-width="1.773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1.746cm"/>
    </style:style>
    <style:style style:name="Table3.F" style:family="table-column">
      <style:table-column-properties style:column-width="3.651cm"/>
    </style:style>
    <style:style style:name="Table3.G" style:family="table-column">
      <style:table-column-properties style:column-width="2.408cm"/>
    </style:style>
    <style:style style:name="Table3.H" style:family="table-column">
      <style:table-column-properties style:column-width="0.926cm"/>
    </style:style>
    <style:style style:name="Table3.I" style:family="table-column">
      <style:table-column-properties style:column-width="1.296cm"/>
    </style:style>
    <style:style style:name="Table3.J" style:family="table-column">
      <style:table-column-properties style:column-width="0.397cm"/>
    </style:style>
    <style:style style:name="Table3.K" style:family="table-column">
      <style:table-column-properties style:column-width="2.037cm"/>
    </style:style>
    <style:style style:name="Table3.L" style:family="table-column">
      <style:table-column-properties style:column-width="0.979cm"/>
    </style:style>
    <style:style style:name="Table3.N" style:family="table-column">
      <style:table-column-properties style:column-width="1.217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I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M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3.6" style:family="table-row">
      <style:table-row-properties fo:keep-together="auto"/>
    </style:style>
    <style:style style:name="Table3.J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style:snap-to-layout-grid="false"/>
      <style:text-properties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name-complex="Verdana" style:font-size-complex="8pt"/>
    </style:style>
    <style:style style:name="P23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4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position="super 58%" fo:font-size="8pt" style:font-size-asian="8pt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9pt" style:font-size-asian="9pt" style:font-size-complex="9pt" style:font-weight-complex="bold"/>
    </style:style>
    <style:style style:name="T14" style:family="text">
      <style:text-properties style:font-name="Times New Roman" style:font-name-complex="Verdana"/>
    </style:style>
    <style:style style:name="T15" style:family="text">
      <style:text-properties style:font-name="Times New Roman" fo:font-size="7pt" style:font-size-asian="7pt" style:font-name-complex="Verdana" style:font-size-complex="7pt"/>
    </style:style>
    <style:style style:name="T16" style:family="text">
      <style:text-properties style:use-window-font-color="true" style:font-name="Times New Roman1" fo:font-size="7pt" fo:language="en" fo:country="US" style:font-name-asian="Times New Roman1" style:font-size-asian="7pt" style:language-asian="zh" style:country-asian="CN" style:font-name-complex="Times New Roman1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WES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23"><text:s text:c="10"/></text:p>
            <text:p text:style-name="P23"><text:span text:style-name="T13"><text:s text:c="18"/></text:span><text:span text:style-name="T13"><text:placeholder text:placeholder-type="text">&lt;get_copy(o.is_original,o.is_duplicate,o.is_triplicate,o.is_quadruplicate,o.is_extra)&gt;</text:placeholder></text:span></text:p>
            <text:p text:style-name="P23"/>
            <text:p text:style-name="P23"/>
            <text:p text:style-name="P24"><text:s text:c="11"/>No: <text:s text:c="3"/><text:placeholder text:placeholder-type="text">&lt;get_arename(o.name or '')&gt;</text:placeholder></text:p>
            <text:p text:style-name="P24"><text:s text:c="11"/>Date: <text:placeholder text:placeholder-type="text">&lt;get_date(o.invoice_no_id.date_invoic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TAX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MADURA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5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H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GSTIN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IGST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IGST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6">Rate</text:p>
          </table:table-cell>
          <table:covered-table-cell/>
          <table:table-cell table:style-name="Table3.A1" table:number-columns-spanned="2" office:value-type="string">
            <text:p text:style-name="P16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8"/>
            <text:p text:style-name="P18"><draw:frame text:anchor-type="char" draw:z-index="0" draw:style-name="gr1" draw:text-style-name="P25" svg:width="3.37cm" svg:height="2.931cm" svg:x="-0.076cm" svg:y="0.203cm"><draw:text-box><text:p text:style-name="P25"><text:span text:style-name="T16">V.V.TITANIUM PIGMENTS</text:span></text:p><text:p text:style-name="P25"><text:span text:style-name="T16">PRIVATE LIMITED,</text:span></text:p><text:p text:style-name="P25"><text:span text:style-name="T16">A-81, SIPCOT</text:span></text:p><text:p text:style-name="P25"><text:span text:style-name="T16">INDUSTRIAL COMPLEX.</text:span></text:p><text:p text:style-name="P25"><text:span text:style-name="T16">SOUTH</text:span></text:p><text:p text:style-name="P25"><text:span text:style-name="T16">VEERAPANDIAPURAM</text:span></text:p><text:p text:style-name="P25"><text:span text:style-name="T16">POST, MILAVITTAN,</text:span></text:p><text:p text:style-name="P25"><text:span text:style-name="T16">THOOTHUKKUDI 628 002</text:span></text:p><text:p text:style-name="P25"><text:span text:style-name="T16">33AADCV7723P1ZU</text:span></text:p></draw:text-box></draw:frame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gross_weight or 0)&gt;</text:placeholder> KGS / 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description_goods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M4" office:value-type="string">
            <text:p text:style-name="P18"/>
            <text:p text:style-name="P18"/>
            <text:p text:style-name="P18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8"/>
            <text:p text:style-name="P18"/>
            <text:p text:style-name="P18"><text:placeholder text:placeholder-type="text">&lt;o.remarks and (o.remarks).upper() or ''&gt;</text:placeholder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2"><text:span text:style-name="T10"><text:placeholder text:placeholder-type="text">&lt;o.invoice_no_id.currency_id.name&gt;</text:placeholder></text:span><text:span text:style-name="T10"> </text:span><text:placeholder text:placeholder-type="text">&lt;get_iamt(o.invoice_no_id.amount_total or 0)&gt;</text:placeholder></text:p>
            <text:p text:style-name="P12">Rs. <text:s/><text:placeholder text:placeholder-type="text">&lt;get_iamt(o.invoice_no_id.amount_total_inr or 0)&gt;</text:placeholder></text:p>
            <text:p text:style-name="P19"/>
          </table:table-cell>
          <table:table-cell table:style-name="Table3.M4" office:value-type="string">
            <text:p text:style-name="P12"><text:placeholder text:placeholder-type="text">&lt;get_dec(o.invoice_no_id.amount_total or 0)&gt;</text:placeholder></text:p>
            <text:p text:style-name="P12"><text:placeholder text:placeholder-type="text">&lt;get_dec(o.invoice_no_id.amount_total_inr or 0)&gt;</text:placeholder><text:soft-page-break/></text:p>
            <text:p text:style-name="P18"/>
          </table:table-cell>
          <table:table-cell table:style-name="Table3.I5" office:value-type="string">
            <text:p text:style-name="P22"><text:placeholder text:placeholder-type="text">&lt;o.tax_id.amount&gt;</text:placeholder>0%</text:p>
          </table:table-cell>
          <table:table-cell table:style-name="Table3.I5" office:value-type="string">
            <text:p text:style-name="Standard"/>
          </table:table-cell>
          <table:table-cell table:style-name="Table3.I5" office:value-type="string">
            <text:p text:style-name="P12"><text:span text:style-name="T15"><text:placeholder text:placeholder-type="text">&lt;o.invoice_no_id.currency_id.name&gt;</text:placeholder></text:span><text:span text:style-name="T15"> </text:span><text:span text:style-name="T14"><text:placeholder text:placeholder-type="text">&lt;get_iamt(o.invoice_no_id.amount_total*o.tax_id.amount/100)&gt;</text:placeholder></text:span></text:p>
            <text:p text:style-name="P12">Rs. <text:s text:c="2"/><text:span text:style-name="T14"><text:placeholder text:placeholder-type="text">&lt;get_iamt(o.invoice_no_id.amount_total_inr*o.tax_id.amount/100)&gt;</text:placeholder></text:span></text:p>
          </table:table-cell>
          <table:table-cell table:style-name="Table3.I5" office:value-type="string">
            <text:p text:style-name="P13"><text:placeholder text:placeholder-type="text">&lt;get_dec(o.invoice_no_id.amount_total*o.tax_id.amount/100 or 0)&gt;</text:placeholder></text:p>
            <text:p text:style-name="P13"><text:placeholder text:placeholder-type="text">&lt;get_dec(o.invoice_no_id.amount_total_inr*o.excise_duty_id.amount/100 or 0)&gt;</text:placeholder><text:soft-page-break/></text:p>
          </table:table-cell>
          <table:table-cell table:style-name="Table3.M5" office:value-type="string">
            <text:p text:style-name="P13">INV: <text:placeholder text:placeholder-type="text">&lt;o.invoice_no_id.vvt_number&gt;</text:placeholder></text:p>
            <text:p text:style-name="P13">DT: <text:placeholder text:placeholder-type="text">&lt;get_date(o.invoice_no_id.date_invoice) or ''&gt;</text:placeholder></text:p>
          </table:table-cell>
          <table:table-cell table:style-name="Table3.A4" table:number-rows-spanned="2" office:value-type="string">
            <text:p text:style-name="P18"/>
          </table:table-cell>
          <table:table-cell table:style-name="Table3.A4" table:number-rows-spanned="2" office:value-type="string">
            <text:p text:style-name="P18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P20"/>
          </table:table-cell>
          <table:table-cell table:style-name="Table3.J6" office:value-type="string">
            <text:p text:style-name="P3"><text:s/></text:p>
          </table:table-cell>
          <table:table-cell table:style-name="Table3.P4" office:value-type="string">
            <text:p text:style-name="P19"/>
            <text:p text:style-name="P21"/>
            <text:p text:style-name="P19"/>
          </table:table-cell>
          <table:table-cell table:style-name="Table3.P4" office:value-type="string">
            <text:p text:style-name="P18"/>
          </table:table-cell>
          <table:table-cell table:style-name="Table3.P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1"/>
            <text:p text:style-name="P17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1">th</text:span><text:span text:style-name="T8"> June 2001 issued under Rule 18 of Central Excise (No.2) Rules, 2001; (c) availing facility / without availing facility under Notification No. 43/2001 Central Excise (N.T) dated 26</text:span><text:span text:style-name="T11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8cm" svg:y="0.011cm" svg:width="15.175cm" svg:height="1.101cm" draw:z-index="1"><draw:text-box><text:p text:style-name="P14">Signature of owner or his authorized agent with date</text:p><text:p text:style-name="P10">Name in Block Letters and Designation (SEAL)</text:p></draw:text-box></draw:frame></text:p>
            <text:p text:style-name="P5"/>
            <text:p text:style-name="P10">*<text:span text:style-name="T12">Strike out whichever is not applicable.</text:span></text:p>
            <text:p text:style-name="P10">*<text:span text:style-name="T12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Times New Roman" svg:font-family="'Times New Roman'" style:font-family-generic="roman"/>
    <style:font-face style:name="Arial" svg:font-family="Arial, sans-serif" style:font-family-generic="swiss"/>
    <style:font-face style:name="Lohit Hindi" svg:font-family="'Lohit Hindi'" style:font-pitch="variable"/>
    <style:font-face style:name="WenQuanYi Micro Hei2" svg:font-family="'WenQuanYi Micro Hei'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Verdana" svg:font-family="Verdana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7-07-07T17:37:36</dc:date>
    <meta:editing-duration>PT13H4M41S</meta:editing-duration>
    <meta:editing-cycles>228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7" meta:character-count="3573" meta:non-whitespace-character-count="3143"/>
  </office:meta>
</office:document-meta>
</file>